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Consolas" fo:font-size="10pt" style:font-name-asian="Consolas" style:font-size-asian="10pt" style:font-name-complex="Consolas" style:font-size-complex="10pt"/>
    </style:style>
    <style:style style:name="P3" style:family="paragraph" style:parent-style-name="Standard">
      <style:text-properties fo:color="#000000" style:font-name="Consolas" fo:font-size="10pt" fo:font-style="italic" style:font-name-asian="Consolas" style:font-size-asian="10pt" style:font-style-asian="italic" style:font-name-complex="Consolas" style:font-size-complex="10pt" style:font-style-complex="italic"/>
    </style:style>
    <style:style style:name="P4" style:family="paragraph" style:parent-style-name="Standard">
      <style:text-properties fo:color="#000000" style:font-name="Consolas" fo:font-size="10pt" style:font-name-asian="Consolas" style:font-size-asian="10pt" style:font-name-complex="Consolas"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7" style:family="paragraph" style:parent-style-name="Table_20_Contents">
      <style:paragraph-properties fo:text-align="start" style:justify-single-word="false"/>
      <style:text-properties style:font-name="Consolas" fo:font-size="10pt" style:font-name-asian="Consolas" style:font-size-asian="10pt" style:font-name-complex="Consolas" style:font-size-complex="10pt"/>
    </style:style>
    <style:style style:name="P8" style:family="paragraph" style:parent-style-name="Table_20_Contents">
      <style:paragraph-properties fo:text-align="center" style:justify-single-word="false"/>
      <style:text-properties style:font-name="Consolas" fo:font-size="10pt" style:font-name-asian="Consolas" style:font-size-asian="10pt" style:font-name-complex="Consolas" style:font-size-complex="10pt"/>
    </style:style>
    <style:style style:name="P9" style:family="paragraph" style:parent-style-name="Standard">
      <style:text-properties officeooo:rsid="00158bc8" officeooo:paragraph-rsid="0017200d"/>
    </style:style>
    <style:style style:name="P10" style:family="paragraph" style:parent-style-name="Standard">
      <style:text-properties officeooo:paragraph-rsid="0017200d"/>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officeooo:paragraph-rsid="0019caf0" style:font-name-asian="Consolas" style:font-size-asian="10pt" style:font-name-complex="Consolas"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officeooo:rsid="0019caf0" officeooo:paragraph-rsid="0019caf0" style:font-name-asian="Consolas" style:font-size-asian="10pt" style:font-name-complex="Consolas"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officeooo:rsid="001a20a7" officeooo:paragraph-rsid="001a20a7" style:font-name-asian="Consolas" style:font-size-asian="10pt" style:font-name-complex="Consolas" style:font-size-complex="10pt"/>
    </style:style>
    <style:style style:name="T1" style:family="text">
      <style:text-properties fo:color="#0000c0"/>
    </style:style>
    <style:style style:name="T2" style:family="text">
      <style:text-properties fo:color="#0000c0" fo:font-style="italic" style:font-style-asian="italic" style:font-style-complex="italic"/>
    </style:style>
    <style:style style:name="T3" style:family="text">
      <style:text-properties fo:color="#0000c0" fo:font-style="italic" fo:font-weight="bold" style:font-style-asian="italic" style:font-weight-asian="bold" style:font-style-complex="italic" style:font-weight-complex="bold"/>
    </style:style>
    <style:style style:name="T4" style:family="text">
      <style:text-properties fo:color="#0000c0" style:font-name="Consolas" fo:font-size="10pt" fo:font-style="italic" style:font-name-asian="Consolas" style:font-size-asian="10pt" style:font-style-asian="italic" style:font-name-complex="Consolas" style:font-size-complex="10pt" style:font-style-complex="italic"/>
    </style:style>
    <style:style style:name="T5" style:family="text">
      <style:text-properties fo:color="#000000"/>
    </style:style>
    <style:style style:name="T6" style:family="text">
      <style:text-properties fo:color="#000000" style:font-name="Consolas" fo:font-size="10pt" style:font-name-asian="Consolas" style:font-size-asian="10pt" style:font-name-complex="Consolas" style:font-size-complex="10pt"/>
    </style:style>
    <style:style style:name="T7" style:family="text">
      <style:text-properties fo:color="#000000" fo:font-style="italic" style:font-style-asian="italic" style:font-style-complex="italic"/>
    </style:style>
    <style:style style:name="T8" style:family="text">
      <style:text-properties fo:color="#7f0055" fo:font-weight="bold" style:font-weight-asian="bold" style:font-weight-complex="bold"/>
    </style:style>
    <style:style style:name="T9"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10" style:family="text">
      <style:text-properties fo:color="#6a3e3e"/>
    </style:style>
    <style:style style:name="T11" style:family="text">
      <style:text-properties fo:color="#6a3e3e" style:font-name="Consolas" fo:font-size="10pt" style:font-name-asian="Consolas" style:font-size-asian="10pt" style:font-name-complex="Consolas" style:font-size-complex="10pt"/>
    </style:style>
    <style:style style:name="T12" style:family="text">
      <style:text-properties fo:color="#3f7f5f"/>
    </style:style>
    <style:style style:name="T13" style:family="text">
      <style:text-properties fo:color="#2a00ff"/>
    </style:style>
    <style:style style:name="T14" style:family="text">
      <style:text-properties officeooo:rsid="001362e6"/>
    </style:style>
    <style:style style:name="T15" style:family="text">
      <style:text-properties officeooo:rsid="00150136"/>
    </style:style>
    <style:style style:name="T16" style:family="text">
      <style:text-properties officeooo:rsid="00158bc8"/>
    </style:style>
    <style:style style:name="T17" style:family="text">
      <style:text-properties officeooo:rsid="0017200d"/>
    </style:style>
    <style:style style:name="T18" style:family="text">
      <style:text-properties officeooo:rsid="0019caf0"/>
    </style:style>
    <style:style style:name="T19" style:family="text">
      <style:text-properties officeooo:rsid="001a20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ster 1 Informatique S1 ACT</text:p>
      <text:p text:style-name="Standard"/>
      <text:p text:style-name="P1">TP9 – La classe NP</text:p>
      <text:p text:style-name="Standard"/>
      <text:p text:style-name="Standard">Dubiez François<text:tab/><text:tab/><text:tab/></text:p>
      <text:p text:style-name="Standard">15/11/2014</text:p>
      <text:p text:style-name="Standard"/>
      <text:p text:style-name="Standard"/>
      <text:p text:style-name="Standard"/>
      <text:p text:style-name="Standard"/>
      <text:p text:style-name="Standard"/>
      <text:p text:style-name="Standard">Q1 – La propriété NP.</text:p>
      <text:p text:style-name="Standard"/>
      <text:p text:style-name="Standard">Le certificat est une solution qui vérifie une certaine contrainte. La taille de cette solution devra être bornée polynomialement par rapport à la taille de l'entrée.</text:p>
      <text:p text:style-name="Standard"/>
      <text:p text:style-name="Standard">Dans le cas présent, le certificat sera un tableau d'entiers. L'indice représentant l'objet mis dans le sac et la valeur, le numéro du sac dans lequel est mis l'objet.</text:p>
      <text:p text:style-name="Standard"/>
      <text:p text:style-name="Standard">La taille du certificat sera le nombre d'objet, alors bien linéaire donc polynomialement bornée par rapport a celle de la donnée. </text:p>
      <text:p text:style-name="Standard"/>
      <text:p text:style-name="Standard">L'algorithme de vérification parcourera le certificat pour additionner le le contenu de chaque sac.</text:p>
      <text:p text:style-name="Standard">faux sera retourné si la capacité d'un sac est dépassé.</text:p>
      <text:p text:style-name="Standard"/>
      <text:p text:style-name="Standard">La complexité de l'algorithme sera en O(n) puisqu'il sagira d'un simple parcours du tableau.</text:p>
      <text:p text:style-name="Standard">Il est donc borné polynomialement.</text:p>
      <text:p text:style-name="Standard"/>
      <text:p text:style-name="Standard">Voici une proposition de l'algo de vérification.</text:p>
      <text:p text:style-name="Standard"/>
      <text:p text:style-name="Standard">Soit c la capacité du sac, n le nombre d'objet, k, le nombre de sac</text:p>
      <text:p text:style-name="Standard">int tabsac[k];</text:p>
      <text:p text:style-name="Standard">int i=0;</text:p>
      <text:p text:style-name="Standard">tq i&lt;n-1</text:p>
      <text:p text:style-name="Standard"><text:tab/>si (++(tabsac[c[i]]) &gt;0)</text:p>
      <text:p text:style-name="Standard"><text:tab/><text:tab/>retour faux;</text:p>
      <text:p text:style-name="Standard"><text:tab/>i++;</text:p>
      <text:p text:style-name="Standard">fin tq</text:p>
      <text:p text:style-name="Standard">retour vrai;</text:p>
      <text:p text:style-name="Standard"/>
      <text:p text:style-name="Standard">Q2: NP = Non déterministe polynomial</text:p>
      <text:p text:style-name="Standard"/>
      <text:p text:style-name="Standard">un algorithme non déterministe pour le problème consisterait en une génération <text:span text:style-name="T14">aléatoire </text:span>de tous les candidats-solutions de n valeurs comprises entre 1 et k, puis de tester ces candidats par l'algorithme de vérification.</text:p>
      <text:p text:style-name="Standard"/>
      <text:p text:style-name="Standard">Q 3. NP <text:s/>ExpT ime</text:p>
      <text:p text:style-name="Standard"/>
      <text:p text:style-name="Standard">3.1: Combien de valeurs:</text:p>
      <text:p text:style-name="Standard"/>
      <text:p text:style-name="Standard">pour k et n fixés, un certificat aura n valeurs comprises entre 1 et k. C'est une combinaison de k parmi n. Il y aura n!/n!(n-p)! candidats-certificats</text:p>
      <text:p text:style-name="Standard"><text:soft-page-break/></text:p>
      <text:p text:style-name="Standard">Q 3.2. Enumération de tous les certificats</text:p>
      <text:p text:style-name="Standard"/>
      <text:p text:style-name="Standard">il s'agira de faire une sorte de compteur qui commencera à 1 pour les n objet pour augmenter le poids de 1, <text:span text:style-name="T15">une fois que le sac n est plein, on remet ce sac a 0, puis on incremente le sac n+1</text:span>.</text:p>
      <text:p text:style-name="Standard"/>
      <text:p text:style-name="Standard"/>
      <text:p text:style-name="Standard">Q4.1 <text:span text:style-name="T16">Partition se reduit en Binpack.</text:span></text:p>
      <text:p text:style-name="Standard"/>
      <text:p text:style-name="Standard">- condition, il faut que la somme des n entiers soit pairs.</text:p>
      <text:p text:style-name="Standard">- <text:span text:style-name="T15">condition: si la moitié de la somme est impaire, les entiers ne peuvent pas tous être paires</text:span></text:p>
      <text:p text:style-name="Standard"/>
      <text:p text:style-name="P9">Prenons un binpack de N objets, avec de x1 a xn le poids des objets, avec deux sacs d'une capacité somme des poids divisée par deux. <text:span text:style-name="T17">Si on arrive a trouver une solution qui permet de metrre tout les objets dans les deux sacs et les sacs ayant une capacité des sommes des poids divisé par deux, tous les objets seront placés sans dépasser la capacité des sacs.</text:span></text:p>
      <text:p text:style-name="P9"><text:span text:style-name="T17">Cette solution vérifie egalement les conditions du probleme Partition.</text:span></text:p>
      <text:p text:style-name="Standard"/>
      <text:p text:style-name="P10"/>
      <table:table table:name="Tableau1" table:style-name="Tableau1">
        <table:table-column table:style-name="Tableau1.A"/>
        <table:table-column table:style-name="Tableau1.B"/>
        <table:table-header-rows>
          <table:table-row>
            <table:table-cell table:style-name="Tableau1.A1" office:value-type="string">
              <text:p text:style-name="Table_20_Heading">BINPACK</text:p>
            </table:table-cell>
            <table:table-cell table:style-name="Tableau1.B1" office:value-type="string">
              <text:p text:style-name="Table_20_Heading">Partition</text:p>
            </table:table-cell>
          </table:table-row>
        </table:table-header-rows>
        <table:table-row>
          <table:table-cell table:style-name="Tableau1.A2" office:value-type="string">
            <text:p text:style-name="Table_20_Contents">N objets</text:p>
          </table:table-cell>
          <table:table-cell table:style-name="Tableau1.B2" office:value-type="string">
            <text:p text:style-name="Table_20_Contents">N entiers</text:p>
          </table:table-cell>
        </table:table-row>
        <table:table-row>
          <table:table-cell table:style-name="Tableau1.A2" office:value-type="string">
            <text:p text:style-name="Table_20_Contents">x1 <text:s/>.... xn</text:p>
          </table:table-cell>
          <table:table-cell table:style-name="Tableau1.B2" office:value-type="string">
            <text:p text:style-name="Table_20_Contents">X1.... xn</text:p>
          </table:table-cell>
        </table:table-row>
        <table:table-row>
          <table:table-cell table:style-name="Tableau1.A2" office:value-type="string">
            <text:p text:style-name="Table_20_Contents">Sac: <text:span text:style-name="T17">2</text:span></text:p>
          </table:table-cell>
          <table:table-cell table:style-name="Tableau1.B2" office:value-type="string">
            <text:p text:style-name="Table_20_Contents">2 <text:s/>x sous ensembles</text:p>
          </table:table-cell>
        </table:table-row>
        <table:table-row>
          <table:table-cell table:style-name="Tableau1.A2" office:value-type="string">
            <text:p text:style-name="Table_20_Contents">Cacpacité: <text:span text:style-name="T17">somme des poids /2</text:span></text:p>
          </table:table-cell>
          <table:table-cell table:style-name="Tableau1.B2" office:value-type="string">
            <text:p text:style-name="Table_20_Contents">Somme des xi/2</text:p>
          </table:table-cell>
        </table:table-row>
        <table:table-row>
          <table:table-cell table:style-name="Tableau1.A2" office:value-type="string">
            <text:p text:style-name="Table_20_Contents"/>
          </table:table-cell>
          <table:table-cell table:style-name="Tableau1.B2" office:value-type="string">
            <text:p text:style-name="Table_20_Contents"/>
          </table:table-cell>
        </table:table-row>
      </table:table>
      <text:p text:style-name="Standard"/>
      <text:p text:style-name="Standard">Partition se réduit polynomialement dans BinPack.</text:p>
      <text:p text:style-name="Standard">Partiton <text:s/>&lt;= BinPack.</text:p>
      <text:p text:style-name="Standard"/>
      <text:p text:style-name="Standard"/>
      <text:p text:style-name="Standard">Q4.2</text:p>
      <text:p text:style-name="Standard"/>
      <text:p text:style-name="Standard">Partition etant NP dure, BinPack sera également NP dure.</text:p>
      <text:p text:style-name="Standard"/>
      <text:p text:style-name="Standard">Q4.3</text:p>
      <text:p text:style-name="Standard"/>
      <text:p text:style-name="Standard">Malheureusement, je n'ai pas vu la proposition de code située en fin de Feuille de TP.</text:p>
      <text:p text:style-name="Standard">De ce fait, la reduction est ici indiquée par la reutilisation du code sans modification pour les deux problème.</text:p>
      <text:p text:style-name="Standard"/>
      <text:p text:style-name="Standard">Seul le chargement des données est différent.</text:p>
      <text:p text:style-name="Standard">Pour le binPack <text:tab/><text:span text:style-name="T4">mydata</text:span><text:span text:style-name="T6"> = </text:span><text:span text:style-name="T9">new</text:span><text:span text:style-name="T6"> Donnees(</text:span><text:span text:style-name="T11">strFile</text:span><text:span text:style-name="T6">);</text:span></text:p>
      <text:p text:style-name="Standard"><text:span text:style-name="T6">pour la partition: </text:span><text:span text:style-name="T4">mydata</text:span><text:span text:style-name="T6"> = </text:span><text:span text:style-name="T9">new</text:span><text:span text:style-name="T6"> Donnees();</text:span></text:p>
      <text:p text:style-name="Standard"><text:span text:style-name="T6"><text:tab/><text:tab/><text:tab/></text:span><text:span text:style-name="T4">mydata</text:span><text:span text:style-name="T6">.loadDonneePart(</text:span><text:span text:style-name="T11">strFile</text:span><text:span text:style-name="T6">);</text:span></text:p>
      <text:p text:style-name="P3"/>
      <text:p text:style-name="P3">des vérifications propres a chaques probleme sont réalisées,</text:p>
      <text:p text:style-name="P3">ensuite la partie commune est celle ci.</text:p>
      <text:p text:style-name="P2"><text:span text:style-name="T7"><text:tab/><text:tab/><text:tab/></text:span><text:span text:style-name="T2">mydata</text:span><text:span text:style-name="T5">.exhaustMode()</text:span></text:p>
      <text:p text:style-name="P4"/>
      <text:p text:style-name="P4">La suite du code est commune, du moins pour la recherche du certificat et du test des certificats generés.</text:p>
      <text:p text:style-name="P4"><text:soft-page-break/></text:p>
      <text:p text:style-name="Standard"><text:span text:style-name="T6">Cette fonction communne aux deux problèmes, utilise la generation des certificats par increment ( getNextCertificat) et un algo de verification (algoverif(</text:span><text:span text:style-name="T11">mycertificat</text:span><text:span text:style-name="T6">))</text:span></text:p>
      <text:p text:style-name="P4"/>
      <text:p text:style-name="P4"/>
      <text:p text:style-name="P4"/>
      <text:p text:style-name="P4"/>
      <text:p text:style-name="P4"/>
      <text:p text:style-name="P4"/>
      <text:p text:style-name="P2"><text:span text:style-name="T5"><text:tab/></text:span><text:span text:style-name="T12">/* generation et test des certificats */</text:span></text:p>
      <text:p text:style-name="P5"><text:span text:style-name="T5"><text:tab/></text:span><text:span text:style-name="T8">boolean</text:span><text:span text:style-name="T5"> exhaustMode() {</text:span></text:p>
      <text:p text:style-name="P5"><text:span text:style-name="T5"><text:tab/><text:tab/></text:span><text:span text:style-name="T8">int</text:span><text:span text:style-name="T5">[] </text:span><text:span text:style-name="T10">mycertificat</text:span><text:span text:style-name="T5"> = </text:span><text:span text:style-name="T8">new</text:span><text:span text:style-name="T5"> </text:span><text:span text:style-name="T8">int</text:span><text:span text:style-name="T5">[</text:span><text:span text:style-name="T8">this</text:span><text:span text:style-name="T5">.</text:span><text:span text:style-name="T1">nbobjets</text:span><text:span text:style-name="T5">];</text:span></text:p>
      <text:p text:style-name="P5"><text:span text:style-name="T5"><text:tab/><text:tab/></text:span><text:span text:style-name="T8">boolean</text:span><text:span text:style-name="T5"> </text:span><text:span text:style-name="T10">resultat</text:span><text:span text:style-name="T5">;</text:span></text:p>
      <text:p text:style-name="P5"><text:span text:style-name="T5"><text:tab/><text:tab/>String </text:span><text:span text:style-name="T10">strTemp</text:span><text:span text:style-name="T5">;</text:span></text:p>
      <text:p text:style-name="P5"><text:span text:style-name="T5"><text:tab/><text:tab/></text:span><text:span text:style-name="T8">for</text:span><text:span text:style-name="T5"> (</text:span><text:span text:style-name="T8">int</text:span><text:span text:style-name="T5"> </text:span><text:span text:style-name="T10">i</text:span><text:span text:style-name="T5"> = 0; </text:span><text:span text:style-name="T10">i</text:span><text:span text:style-name="T5"> &lt; </text:span><text:span text:style-name="T8">this</text:span><text:span text:style-name="T5">.</text:span><text:span text:style-name="T1">nbobjets</text:span><text:span text:style-name="T5">; </text:span><text:span text:style-name="T10">i</text:span><text:span text:style-name="T5">++) {</text:span></text:p>
      <text:p text:style-name="P5"><text:span text:style-name="T5"><text:tab/><text:tab/><text:tab/></text:span><text:span text:style-name="T10">mycertificat</text:span><text:span text:style-name="T5">[</text:span><text:span text:style-name="T10">i</text:span><text:span text:style-name="T5">] = 0;</text:span></text:p>
      <text:p text:style-name="P6"><text:tab/><text:tab/>}</text:p>
      <text:p text:style-name="P6"><text:tab/><text:tab/></text:p>
      <text:p text:style-name="P5"><text:span text:style-name="T5"><text:tab/><text:tab/>System.</text:span><text:span text:style-name="T3">out</text:span><text:span text:style-name="T5">.println(</text:span><text:span text:style-name="T13">"Donnees: "</text:span><text:span text:style-name="T5"> + </text:span><text:span text:style-name="T8">this</text:span><text:span text:style-name="T5">.</text:span><text:span text:style-name="T1">strFile</text:span><text:span text:style-name="T5"> + </text:span><text:span text:style-name="T13">"\n"</text:span><text:span text:style-name="T5">);</text:span></text:p>
      <text:p text:style-name="P6"><text:tab/><text:tab/></text:p>
      <text:p text:style-name="P5"><text:span text:style-name="T5"><text:tab/><text:tab/></text:span><text:span text:style-name="T8">while</text:span><text:span text:style-name="T5"> ((getNextCertificat())) {</text:span></text:p>
      <text:p text:style-name="P5"><text:span text:style-name="T5"><text:tab/><text:tab/><text:tab/></text:span><text:span text:style-name="T10">mycertificat</text:span><text:span text:style-name="T5"> = </text:span><text:span text:style-name="T1">britcert</text:span><text:span text:style-name="T5">;</text:span></text:p>
      <text:p text:style-name="P5"><text:span text:style-name="T5"><text:tab/><text:tab/><text:tab/></text:span><text:span text:style-name="T10">resultat</text:span><text:span text:style-name="T5"> = algoverif(</text:span><text:span text:style-name="T10">mycertificat</text:span><text:span text:style-name="T5">);</text:span></text:p>
      <text:p text:style-name="P5"><text:span text:style-name="T5"><text:tab/><text:tab/><text:tab/></text:span><text:span text:style-name="T10">strTemp</text:span><text:span text:style-name="T5"> = </text:span><text:span text:style-name="T13">"certificat:"</text:span><text:span text:style-name="T5"> + </text:span><text:span text:style-name="T8">this</text:span><text:span text:style-name="T5">.getCertificat(</text:span><text:span text:style-name="T10">mycertificat</text:span><text:span text:style-name="T5">) + </text:span><text:span text:style-name="T13">"="</text:span></text:p>
      <text:p text:style-name="P5"><text:span text:style-name="T5"><text:tab/><text:tab/><text:tab/><text:tab/><text:tab/>+ </text:span><text:span text:style-name="T10">resultat</text:span><text:span text:style-name="T5">;</text:span></text:p>
      <text:p text:style-name="P5"><text:span text:style-name="T5"><text:tab/><text:tab/><text:tab/>System.</text:span><text:span text:style-name="T3">out</text:span><text:span text:style-name="T5">.println(</text:span><text:span text:style-name="T10">strTemp</text:span><text:span text:style-name="T5">);</text:span></text:p>
      <text:p text:style-name="P5"><text:span text:style-name="T5"><text:tab/><text:tab/><text:tab/></text:span><text:span text:style-name="T8">if</text:span><text:span text:style-name="T5"> (</text:span><text:span text:style-name="T10">resultat</text:span><text:span text:style-name="T5">) {</text:span></text:p>
      <text:p text:style-name="P5"><text:span text:style-name="T5"><text:tab/><text:tab/><text:tab/><text:tab/>System.</text:span><text:span text:style-name="T3">out</text:span><text:span text:style-name="T5">.println(</text:span><text:span text:style-name="T8">this</text:span><text:span text:style-name="T5">.</text:span><text:span text:style-name="T1">comments</text:span><text:span text:style-name="T5">);</text:span></text:p>
      <text:p text:style-name="P5"><text:span text:style-name="T5"><text:tab/><text:tab/><text:tab/><text:tab/></text:span><text:span text:style-name="T8">return</text:span><text:span text:style-name="T5"> </text:span><text:span text:style-name="T8">true</text:span><text:span text:style-name="T5">;</text:span></text:p>
      <text:p text:style-name="P6"><text:tab/><text:tab/><text:tab/>}</text:p>
      <text:p text:style-name="P6"><text:tab/><text:tab/>}</text:p>
      <text:p text:style-name="P5"><text:span text:style-name="T5"><text:tab/><text:tab/>System.</text:span><text:span text:style-name="T3">out</text:span><text:span text:style-name="T5">.println(</text:span><text:span text:style-name="T13">"Pas de solution.\n"</text:span><text:span text:style-name="T5">+ </text:span><text:span text:style-name="T1">comments</text:span><text:span text:style-name="T5">);</text:span></text:p>
      <text:p text:style-name="P5"><text:span text:style-name="T5"><text:tab/><text:tab/></text:span><text:span text:style-name="T8">return</text:span><text:span text:style-name="T5"> </text:span><text:span text:style-name="T8">false</text:span><text:span text:style-name="T5">;</text:span></text:p>
      <text:p text:style-name="P6"><text:tab/>}</text:p>
      <text:p text:style-name="P6"/>
      <text:p text:style-name="P13">Q5.1 Sum est un cas particulier de Partition. Sum se réduit dans Partition.</text:p>
      <text:p text:style-name="P13">Partition etant NP-Dure, </text:p>
      <text:p text:style-name="P6"/>
      <text:p text:style-name="P6">Q5.<text:span text:style-name="T19">2</text:span></text:p>
      <text:p text:style-name="P6"/>
      <text:p text:style-name="P11"><text:span text:style-name="T18">Le problème </text:span>Sum <text:span text:style-name="T18">peut etre transformé en un problème de partition.</text:span></text:p>
      <text:p text:style-name="P12">Prenons un problème de partition ayant les mêmes entiers x1...xn, auquel on aura <text:s/>ajouté un dernier objet représentant la somme des objets deja présents, deux sacs de capacité somme des poids divisé par deux complètent partition.</text:p>
      <text:p text:style-name="P12"/>
      <text:p text:style-name="P12">S'il existe une solution pour Partition tel que l'objet de poids somme des xi/2 soit dans un sac et le reste des objets dans le second sac, cette solution pourra convenir egalement au problème de sum.</text:p>
      <text:p text:style-name="P11"/>
      <text:p text:style-name="P11"/>
      <table:table table:name="Tableau2" table:style-name="Tableau2">
        <table:table-column table:style-name="Tableau2.A"/>
        <table:table-column table:style-name="Tableau2.B"/>
        <table:table-row>
          <table:table-cell table:style-name="Tableau2.A1" office:value-type="string">
            <text:p text:style-name="P8">Sum</text:p>
          </table:table-cell>
          <table:table-cell table:style-name="Tableau2.B1" office:value-type="string">
            <text:p text:style-name="P8">Partition</text:p>
          </table:table-cell>
        </table:table-row>
        <table:table-row>
          <table:table-cell table:style-name="Tableau2.A2" office:value-type="string">
            <text:p text:style-name="P7">Certificat de taille log n</text:p>
          </table:table-cell>
          <table:table-cell table:style-name="Tableau2.B2" office:value-type="string">
            <text:p text:style-name="P7">Certificat de taille log n</text:p>
          </table:table-cell>
        </table:table-row>
        <table:table-row>
          <table:table-cell table:style-name="Tableau2.A2" office:value-type="string">
            <text:p text:style-name="P7">N entiers <text:span text:style-name="T19"><text:s/></text:span></text:p>
          </table:table-cell>
          <table:table-cell table:style-name="Tableau2.B2" office:value-type="string">
            <text:p text:style-name="P7">N entiers <text:span text:style-name="T18">+ 1 de poids (Somme des xi/2)</text:span></text:p>
          </table:table-cell>
        </table:table-row>
        <table:table-row>
          <table:table-cell table:style-name="Tableau2.A2" office:value-type="string">
            <text:p text:style-name="P7">Capacité: Sommes des xi</text:p>
          </table:table-cell>
          <table:table-cell table:style-name="Tableau2.B2" office:value-type="string">
            <text:p text:style-name="P7">Capacité: somme des Xi/2</text:p>
          </table:table-cell>
        </table:table-row>
        <table:table-row>
          <table:table-cell table:style-name="Tableau2.A2" office:value-type="string">
            <text:p text:style-name="P7">Nb de sacs: 1</text:p>
          </table:table-cell>
          <table:table-cell table:style-name="Tableau2.B2" office:value-type="string">
            <text:p text:style-name="P7">Nb de sacs: 2</text:p>
          </table:table-cell>
        </table:table-row>
        <table:table-row>
          <table:table-cell table:style-name="Tableau2.A2" office:value-type="string">
            <text:p text:style-name="P7"/>
          </table:table-cell>
          <table:table-cell table:style-name="Tableau2.B2" office:value-type="string">
            <text:p text:style-name="P7"/>
          </table:table-cell>
        </table:table-row>
      </table:table>
      <text:p text:style-name="P6"/>
      <text:p text:style-name="P13"><text:soft-page-break/>Q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37M48S</meta:editing-duration>
    <meta:editing-cycles>41</meta:editing-cycles>
    <meta:generator>LibreOffice/4.2.7.2$Linux_X86_64 LibreOffice_project/420m0$Build-2</meta:generator>
    <dc:date>2014-11-21T23:37:19.879723070</dc:date>
    <meta:document-statistic meta:table-count="2" meta:image-count="0" meta:object-count="0" meta:page-count="4" meta:paragraph-count="102" meta:word-count="781" meta:character-count="4788" meta:non-whitespace-character-count="4021"/>
    <meta:user-defined meta:name="Info 1"/>
    <meta:user-defined meta:name="Info 2"/>
    <meta:user-defined meta:name="Info 3"/>
    <meta:user-defined meta:name="Info 4"/>
  </office:meta>
</office:document-meta>
</file>